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ne Month’s Sales (units)</text:p>
          </table:table-cell>
          <table:table-cell table:style-name="ce1" office:value-type="string" calcext:value-type="string">
            <text:p>Aptitude Test Score</text:p>
          </table:table-cell>
          <table:table-cell table:style-name="ce1" office:value-type="string" calcext:value-type="string">
            <text:p>Age (years)</text:p>
          </table:table-cell>
          <table:table-cell table:style-name="ce1" office:value-type="string" calcext:value-type="string">
            <text:p>Anxiety Test Score</text:p>
          </table:table-cell>
          <table:table-cell table:style-name="ce1" office:value-type="string" calcext:value-type="string">
            <text:p>Experience (years)</text:p>
          </table:table-cell>
          <table:table-cell table:style-name="ce1" office:value-type="string" calcext:value-type="string">
            <text:p>High School GPA</text:p>
          </table:table-cell>
          <table:table-cell table:style-name="ce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2.1" calcext:value-type="float">
            <text:p>22.1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2.5" calcext:value-type="float">
            <text:p>2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3.1" calcext:value-type="float">
            <text:p>23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22.6" calcext:value-type="float">
            <text:p>2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1.7" calcext:value-type="float">
            <text:p>21.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3.8" calcext:value-type="float">
            <text:p>23.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22.6" calcext:value-type="float">
            <text:p>22.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1.1" calcext:value-type="float">
            <text:p>21.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2.2" calcext:value-type="float">
            <text:p>22.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4.8" calcext:value-type="float">
            <text:p>24.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2.6" calcext:value-type="float">
            <text:p>22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.5" calcext:value-type="float">
            <text:p>20.5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1.9" calcext:value-type="float">
            <text:p>2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0.8" calcext:value-type="float">
            <text:p>2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3.3" calcext:value-type="float">
            <text:p>23.3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1.3" calcext:value-type="float">
            <text:p>21.3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2.9" calcext:value-type="float">
            <text:p>22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22.3" calcext:value-type="float">
            <text:p>22.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2.4" calcext:value-type="float">
            <text:p>22.4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0.6" calcext:value-type="float">
            <text:p>20.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4.4" calcext:value-type="float">
            <text:p>24.4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8:46:42.992388517</meta:creation-date>
    <meta:generator>LibreOffice/7.3.5.2$Linux_X86_64 LibreOffice_project/184fe81b8c8c30d8b5082578aee2fed2ea847c01</meta:generator>
    <dc:date>2022-10-31T08:49:21.406611874</dc:date>
    <meta:editing-duration>PT2M40S</meta:editing-duration>
    <meta:editing-cycles>1</meta:editing-cycles>
    <meta:document-statistic meta:table-count="1" meta:cell-count="186" meta:object-count="0"/>
  </office:meta>
</office:document-meta>
</file>